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3mm"/>
    </style:style>
    <style:style style:name="co2" style:family="table-column">
      <style:table-column-properties fo:break-before="auto" style:column-width="4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48mm"/>
    </style:style>
    <style:style style:name="co5" style:family="table-column">
      <style:table-column-properties fo:break-before="auto" style:column-width="16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ISB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6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ODO new books (Saltelli, geo modeling, geodivercity, transmondyn, dynamique des villes, ?)</text:p>
          </table:table-cell>
          <table:table-cell table:number-columns-repeated="4"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09:45:18.176419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21-02-18T09:07:59.777878615</dc:date>
    <meta:editing-duration>P16DT21H52M48S</meta:editing-duration>
    <meta:editing-cycles>71</meta:editing-cycles>
    <meta:generator>LibreOffice/5.4.6.2$MacOSX_X86_64 LibreOffice_project/4014ce260a04f1026ba855d3b8d91541c224eab8</meta:generator>
    <meta:document-statistic meta:table-count="4" meta:cell-count="494" meta:object-count="0"/>
    <meta:user-defined meta:name=""/>
  </office:meta>
</office:document-meta>
</file>